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70000016008257C3D240BAA0E.png" manifest:media-type="image/png"/>
  <manifest:file-entry manifest:full-path="Pictures/10000201000003A50000021C996207A6C892AF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2.88cm" fo:min-width="0.69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04cm" svg:height="12.446cm" svg:x="0.2cm" svg:y="3.1cm">
          <draw:image xlink:href="Pictures/10000201000003A50000021C996207A6C892AF98.png" xlink:type="simple" xlink:show="embed" xlink:actuate="onLoad">
            <text:p/>
          </draw:image>
        </draw:frame>
        <draw:custom-shape draw:style-name="gr2" draw:text-style-name="P2" draw:layer="layout" svg:width="3.302cm" svg:height="3.302cm" svg:x="21.704cm" svg:y="4.3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3.302cm" svg:height="3.302cm" svg:x="21.705cm" svg:y="7.9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2" draw:layer="layout" svg:width="3.302cm" svg:height="3.302cm" svg:x="21.705cm" svg:y="11.7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2.794cm" svg:height="0.962cm" svg:x="25.092cm" svg:y="5.386cm">
          <draw:text-box>
            <text:p>R1</text:p>
          </draw:text-box>
        </draw:frame>
        <draw:frame draw:style-name="gr3" draw:text-style-name="P3" draw:layer="layout" svg:width="2.794cm" svg:height="0.962cm" svg:x="25.092cm" svg:y="9.086cm">
          <draw:text-box>
            <text:p>R2</text:p>
          </draw:text-box>
        </draw:frame>
        <draw:frame draw:style-name="gr3" draw:text-style-name="P3" draw:layer="layout" svg:width="2.794cm" svg:height="0.962cm" svg:x="25.092cm" svg:y="12.886cm">
          <draw:text-box>
            <text:p>R3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4.06cm" svg:height="19.291cm" svg:x="1.078cm" svg:y="0.762cm">
          <draw:image xlink:href="Pictures/10000201000001B70000016008257C3D240BAA0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11:55:22.424818076</meta:creation-date>
    <dc:date>2018-12-20T12:09:43.972570050</dc:date>
    <meta:editing-duration>PT21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